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DE4000035BEA95703D1.wmf"/>
  <manifest:file-entry manifest:media-type="" manifest:full-path="Pictures/200000070000320600003766460B2C8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7.65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7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8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9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0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11" style:family="paragraph">
      <style:paragraph-properties fo:margin-left="3.175cm" fo:margin-right="0cm" fo:margin-top="0.158cm" fo:margin-bottom="0cm" fo:line-height="80%" text:enable-numbering="true" fo:text-indent="-0.635cm"/>
    </style:style>
    <style:style style:name="P12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3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4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15" style:family="paragraph">
      <style:paragraph-properties fo:margin-left="0cm" fo:margin-right="0cm" fo:text-align="start" text:enable-numbering="false" fo:text-indent="0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18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T1" style:family="text">
      <style:text-properties fo:color="#000000"/>
    </style:style>
    <style:style style:name="T2" style:family="text">
      <style:text-properties fo:font-family="Wingdings" style:font-pitch="variable" style:font-charset="x-symbo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Web Services 8 – Architecture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eb Services</text:span><text:span text:style-name="T1"><text:line-break/></text:span><text:span text:style-name="T1">8 – Architecture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Steven F. Lott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genda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Nuclei around which architecture crystallizes</text:p>
              </text:list-item>
            </text:list>
            <text:list text:style-name="L2">
              <text:list-item>
                <text:p text:style-name="P4">Architecture Design Pattern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cision Nucleu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ecision Nucleu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Interface-Driven Decisions</text:p>
              </text:list-item>
            </text:list>
            <text:list text:style-name="L2">
              <text:list-item>
                <text:list>
                  <text:list-item>
                    <text:p text:style-name="P5">External Interactions are typically web services</text:p>
                  </text:list-item>
                </text:list>
              </text:list-item>
            </text:list>
            <text:list text:style-name="L2">
              <text:list-item>
                <text:p text:style-name="P4">Several Implementations</text:p>
              </text:list-item>
            </text:list>
            <text:list text:style-name="L2">
              <text:list-item>
                <text:list>
                  <text:list-item>
                    <text:p text:style-name="P5">Heavyweight, SOAP document 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ghtweight, RPC 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formal CGI and other HTTP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ecision Nucleu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Data Model- or Processing- Driven Decisions</text:p>
              </text:list-item>
            </text:list>
            <text:list text:style-name="L2">
              <text:list-item>
                <text:list>
                  <text:list-item>
                    <text:p text:style-name="P7">Complex or Core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n be accessed directly (through JDBC) <text:span text:style-name="T2">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Or indirectly through a web service <text:span text:style-name="T2">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mplex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n be accessed through a web service as needed <text:span text:style-name="T2">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Or built as a batch job and run periodically <text:span text:style-name="T2">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Business Focus is essential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ecision Nucleu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Mutability-Driven Decisions</text:p>
              </text:list-item>
            </text:list>
            <text:list text:style-name="L2">
              <text:list-item>
                <text:list>
                  <text:list-item>
                    <text:p text:style-name="P7">If the implementation will change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rap it in an interface that won't chang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Special cases are often mutable</text:p>
              </text:list-item>
            </text:list>
            <text:list text:style-name="L2">
              <text:list-item>
                <text:list>
                  <text:list-item>
                    <text:p text:style-name="P7">So wrap them in a web service</text:p>
                  </text:list-item>
                </text:list>
              </text:list-item>
            </text:list>
            <text:list text:style-name="L2">
              <text:list-item>
                <text:p text:style-name="P6">Interim Solutions</text:p>
              </text:list-item>
            </text:list>
            <text:list text:style-name="L2">
              <text:list-item>
                <text:list>
                  <text:list-item>
                    <text:p text:style-name="P7">Best to wrap them in a ser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place the interim implementation with the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oor Choices for Web Service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oor Choices for Web Service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3">Individual Data Entity Acces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Entity-Level services are too fine-grain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Each CRUD operation has to be ex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It basically wraps the SQL, adding overhe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5">With no measurable valu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3">Technical Processes (ETL, for example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Moving "Customer" from system to system isn't what a service do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5">No Business Focus – just data massag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3">Service Design Questio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Where's the system of record? <text:s/>Who's the keeper of the master data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What do other systems need this system to DO for them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The system of record may publish useful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ata Movement/ETL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ata Movement/ETL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2"><text:span text:style-name="T6">Single sources for Master Data?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7">Then a single Service for this data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Duplicate sources – overlapping Master Data?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7">System X source copied to System Y where extra attributes were add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7">Coalesce into a single source, if possi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7">Make multiple applications share a single, central service for the data – where possible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Multiple sources – multiple parts to the Master Data?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7">System X has some records, System Y has other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Union of these two systems is the master 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7">Hard to coalesce, but a Single Service can wrap multiple sources for consist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Java  Blueprints Reference" draw:style-name="dp1" draw:master-page-name="Default" presentation:presentation-page-layout-name="AL2T1">
        <draw:frame presentation:style-name="pr6" draw:text-style-name="P2" draw:layer="layout" svg:width="8.043cm" svg:height="7.916cm" svg:x="1.269cm" svg:y="0.762cm" presentation:class="title" presentation:user-transformed="true">
          <draw:text-box>
            <text:p text:style-name="P15"><text:span text:style-name="T9">The Java </text:span><text:span text:style-name="T9"><text:line-break/></text:span><text:span text:style-name="T9">Blueprints Reference</text:span></text:p>
          </draw:text-box>
        </draw:frame>
        <draw:frame draw:style-name="gr2" draw:text-style-name="P16" draw:layer="layout" svg:width="10.729cm" svg:height="12.572cm" svg:x="7.333cm" svg:y="4.445cm">
          <draw:image xlink:href="Pictures/2000000700002DE4000035BEA95703D1.wmf" xlink:type="simple" xlink:show="embed" xlink:actuate="onLoad">
            <text:p/>
          </draw:image>
        </draw:frame>
        <draw:frame draw:style-name="gr2" draw:text-style-name="P16" draw:layer="layout" svg:width="15.095cm" svg:height="16.717cm" svg:x="9.247cm" svg:y="0.847cm">
          <draw:image xlink:href="Pictures/200000070000320600003766460B2C87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venture Builder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dventure Builder</text:p>
          </draw:text-box>
        </draw:frame>
        <draw:frame presentation:style-name="pr5" draw:text-style-name="P2" draw:layer="layout" svg:width="22.86cm" svg:height="12.633cm" svg:x="1.27cm" svg:y="4.445cm" presentation:class="outline" presentation:user-transformed="true">
          <draw:text-box>
            <text:list text:style-name="L2">
              <text:list-item>
                <text:p text:style-name="P6">A J2EE application that presents an application to end-users </text:p>
              </text:list-item>
            </text:list>
            <text:list text:style-name="L2">
              <text:list-item>
                <text:p text:style-name="P6">Consumes Web Services for a number of Back-end Operations</text:p>
              </text:list-item>
            </text:list>
            <text:list text:style-name="L2">
              <text:list-item>
                <text:p text:style-name="P6">Suppliers and Finance are external interfaces</text:p>
              </text:list-item>
            </text:list>
            <text:list text:style-name="L2">
              <text:list-item>
                <text:p text:style-name="P6">CRM is a shared data structure</text:p>
              </text:list-item>
            </text:list>
            <text:list text:style-name="L2">
              <text:list-item>
                <text:p text:style-name="P6">Workflow is Process-driven</text:p>
              </text:list-item>
            </text:list>
            <text:list text:style-name="L2">
              <text:list-item>
                <text:p text:style-name="P6">Order Receiver is a mixed bag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Granularity Issue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The Granularity Issue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Services which are too small ("chatty")</text:p>
              </text:list-item>
            </text:list>
            <text:list text:style-name="L2">
              <text:list-item>
                <text:list>
                  <text:list-item>
                    <text:p text:style-name="P7">Endless back-and-for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o much SOAP overhead for the real value</text:p>
                  </text:list-item>
                </text:list>
              </text:list-item>
            </text:list>
            <text:list text:style-name="L2">
              <text:list-item>
                <text:p text:style-name="P6">Services which are too large</text:p>
              </text:list-item>
            </text:list>
            <text:list text:style-name="L2">
              <text:list-item>
                <text:list>
                  <text:list-item>
                    <text:p text:style-name="P7">Giant XML mess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ong-running web services</text:p>
                  </text:list-item>
                </text:list>
              </text:list-item>
            </text:list>
            <text:list text:style-name="L2">
              <text:list-item>
                <text:p text:style-name="P6">In the middle is a balance</text:p>
              </text:list-item>
            </text:list>
            <text:list text:style-name="L2">
              <text:list-item>
                <text:list>
                  <text:list-item>
                    <text:p text:style-name="P7">This is more art than science</text:p>
                  </text:list-item>
                </text:list>
              </text:list-item>
            </text:list>
            <text:list text:style-name="L2">
              <text:list-item>
                <text:p text:style-name="P6">Business focus is key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siness Focu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Business Focu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It's all about Agility</text:span></text:p>
              </text:list-item>
            </text:list>
            <text:list text:style-name="L2">
              <text:list-item>
                <text:p text:style-name="P17"><text:span text:style-name="T10">It's all about Master Data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One source for the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One source for the processing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>It's all about </text:span><text:span text:style-name="T11">Assignment of Responsibility</text:span><text:span text:style-name="T10">™</text:span></text:p>
              </text:list-item>
            </text:list>
            <text:list text:style-name="L2">
              <text:list-item>
                <text:p text:style-name="P17"><text:span text:style-name="T10">Important Question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What is really happening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Is that business-related or is that a dumb technology work-around because of rubbish legacy software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MUCH of what passes for "business analysis" is really IT reverse engin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dc:title>Web Services 8 – Architecture</dc:title>
    <meta:initial-creator>S.Lott</meta:initial-creator>
    <meta:creation-date>2007-05-17T15:02:16</meta:creation-date>
    <dc:creator>S.Lott</dc:creator>
    <dc:date>2007-05-18T08:10:56</dc:date>
    <meta:print-date>2007-05-22T19:31:05</meta:print-date>
    <dc:language>en-US</dc:language>
    <meta:editing-cycles>9</meta:editing-cycles>
    <meta:editing-duration>PT57M19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